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9800000609A799661DE7AC3EBE.png" manifest:media-type="image/png"/>
  <manifest:file-entry manifest:full-path="Pictures/1000000000000262000001972008AF1A1C053057.jpg" manifest:media-type="image/jpeg"/>
  <manifest:file-entry manifest:full-path="Pictures/10000201000001D00000003039176D4D2E73B0DB.png" manifest:media-type="image/png"/>
  <manifest:file-entry manifest:full-path="Pictures/100002010000011F000000509F6853414D393CDA.png" manifest:media-type="image/png"/>
  <manifest:file-entry manifest:full-path="Pictures/1000000000000061000000C308B1294DEA31FE9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iberation Serif1" svg:font-family="'Liberation Serif'" style:font-family-generic="roman"/>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paragraph-properties fo:text-align="justify" style:justify-single-word="false"/>
      <style:text-properties officeooo:rsid="001646d6" officeooo:paragraph-rsid="001646d6"/>
    </style:style>
    <style:style style:name="P3" style:family="paragraph" style:parent-style-name="Standard">
      <style:text-properties officeooo:rsid="001bd72d"/>
    </style:style>
    <style:style style:name="P4" style:family="paragraph" style:parent-style-name="Standard">
      <style:text-properties officeooo:rsid="010f38e4" officeooo:paragraph-rsid="010f38e4"/>
    </style:style>
    <style:style style:name="P5" style:family="paragraph" style:parent-style-name="Text">
      <style:text-properties officeooo:rsid="00eeb71f" officeooo:paragraph-rsid="00a93efa"/>
    </style:style>
    <style:style style:name="P6" style:family="paragraph" style:parent-style-name="Subtitle">
      <style:text-properties officeooo:rsid="010b88dd" officeooo:paragraph-rsid="010b88dd"/>
    </style:style>
    <style:style style:name="P7" style:family="paragraph" style:parent-style-name="Text_20_body">
      <style:text-properties officeooo:paragraph-rsid="0112db82"/>
    </style:style>
    <style:style style:name="P8" style:family="paragraph" style:parent-style-name="Text_20_body">
      <style:paragraph-properties fo:text-align="center" style:justify-single-word="false"/>
      <style:text-properties officeooo:rsid="01183aa3" officeooo:paragraph-rsid="01183aa3"/>
    </style:style>
    <style:style style:name="P9" style:family="paragraph" style:parent-style-name="Text_20_body">
      <style:paragraph-properties fo:text-align="center" style:justify-single-word="false"/>
      <style:text-properties officeooo:rsid="01183aa3" officeooo:paragraph-rsid="0119c23c"/>
    </style:style>
    <style:style style:name="P10" style:family="paragraph" style:parent-style-name="Text_20_body">
      <style:text-properties officeooo:rsid="0112db82" officeooo:paragraph-rsid="0112db82"/>
    </style:style>
    <style:style style:name="P11" style:family="paragraph" style:parent-style-name="Text_20_body">
      <style:text-properties officeooo:rsid="011e23b3" officeooo:paragraph-rsid="011e23b3"/>
    </style:style>
    <style:style style:name="P12" style:family="paragraph" style:parent-style-name="Text_20_body">
      <style:paragraph-properties fo:text-align="justify" style:justify-single-word="false"/>
      <style:text-properties officeooo:rsid="0125e76c" officeooo:paragraph-rsid="0126a2a6"/>
    </style:style>
    <style:style style:name="P13" style:family="paragraph" style:parent-style-name="Text_20_body">
      <style:paragraph-properties fo:text-align="justify" style:justify-single-word="false"/>
      <style:text-properties officeooo:rsid="0125e76c" officeooo:paragraph-rsid="01281e16"/>
    </style:style>
    <style:style style:name="P14" style:family="paragraph" style:parent-style-name="Text_20_body">
      <style:paragraph-properties fo:text-align="justify" style:justify-single-word="false"/>
      <style:text-properties officeooo:rsid="0125e76c" officeooo:paragraph-rsid="012a1c5d"/>
    </style:style>
    <style:style style:name="P15" style:family="paragraph" style:parent-style-name="Text_20_body">
      <style:paragraph-properties fo:text-align="justify" style:justify-single-word="false"/>
      <style:text-properties officeooo:rsid="0125e76c" officeooo:paragraph-rsid="012ca78f"/>
    </style:style>
    <style:style style:name="P16" style:family="paragraph" style:parent-style-name="Text_20_body">
      <style:paragraph-properties fo:text-align="justify" style:justify-single-word="false"/>
      <style:text-properties officeooo:rsid="0125e76c" officeooo:paragraph-rsid="012e550c"/>
    </style:style>
    <style:style style:name="P17" style:family="paragraph" style:parent-style-name="Text_20_body">
      <style:paragraph-properties fo:text-align="justify" style:justify-single-word="false"/>
      <style:text-properties officeooo:rsid="01281e16" officeooo:paragraph-rsid="01281e16"/>
    </style:style>
    <style:style style:name="P18" style:family="paragraph" style:parent-style-name="Text_20_body">
      <style:text-properties officeooo:rsid="01281e16" officeooo:paragraph-rsid="012ca78f"/>
    </style:style>
    <style:style style:name="P19" style:family="paragraph" style:parent-style-name="Text_20_body">
      <style:text-properties fo:color="#ff3333" officeooo:rsid="012fd74c" officeooo:paragraph-rsid="0134d151"/>
    </style:style>
    <style:style style:name="P20" style:family="paragraph" style:parent-style-name="Text_20_body">
      <style:paragraph-properties fo:text-align="justify" style:justify-single-word="false"/>
      <style:text-properties officeooo:rsid="012a1c5d" officeooo:paragraph-rsid="012a1c5d"/>
    </style:style>
    <style:style style:name="P21" style:family="paragraph" style:parent-style-name="Text_20_body">
      <style:paragraph-properties fo:text-align="justify" style:justify-single-word="false"/>
      <style:text-properties fo:color="#000000" style:text-line-through-style="none" style:text-line-through-type="none" fo:font-weight="normal" officeooo:rsid="013c046d" officeooo:paragraph-rsid="0132d660" style:font-weight-asian="normal" style:font-weight-complex="normal"/>
    </style:style>
    <style:style style:name="P22" style:family="paragraph" style:parent-style-name="Text_20_body">
      <style:text-properties fo:color="#000000" fo:font-weight="normal" officeooo:rsid="0132fc39" officeooo:paragraph-rsid="0132d660" style:font-weight-asian="normal" style:font-weight-complex="normal"/>
    </style:style>
    <style:style style:name="P23" style:family="paragraph" style:parent-style-name="Text_20_body">
      <style:text-properties fo:color="#000000" officeooo:rsid="012fd74c" officeooo:paragraph-rsid="0132d660"/>
    </style:style>
    <style:style style:name="P24" style:family="paragraph" style:parent-style-name="Text_20_body">
      <style:text-properties fo:color="#000000" style:text-underline-style="none" fo:font-weight="normal" officeooo:rsid="013c3248" officeooo:paragraph-rsid="0132d660" style:font-weight-asian="normal" style:font-weight-complex="normal"/>
    </style:style>
    <style:style style:name="P25" style:family="paragraph" style:parent-style-name="Text_20_body">
      <style:text-properties fo:color="#000000" fo:font-weight="bold" officeooo:rsid="013c3248" officeooo:paragraph-rsid="0132d660" style:font-weight-asian="bold" style:font-weight-complex="bold"/>
    </style:style>
    <style:style style:name="P26" style:family="paragraph" style:parent-style-name="Text_20_body">
      <style:text-properties fo:color="#000000" officeooo:rsid="013da8bd" officeooo:paragraph-rsid="0132d660"/>
    </style:style>
    <style:style style:name="P27" style:family="paragraph" style:parent-style-name="Text_20_body">
      <style:paragraph-properties fo:text-align="center" style:justify-single-word="false"/>
      <style:text-properties fo:color="#000000" officeooo:rsid="01183aa3" officeooo:paragraph-rsid="0134d151"/>
    </style:style>
    <style:style style:name="P28" style:family="paragraph" style:parent-style-name="Text_20_body">
      <style:paragraph-properties fo:text-align="justify" style:justify-single-word="false"/>
      <style:text-properties style:text-line-through-style="none" style:text-line-through-type="none" officeooo:rsid="013c046d" officeooo:paragraph-rsid="0132d660"/>
    </style:style>
    <style:style style:name="P29"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Arial" fo:font-size="11pt" fo:font-style="normal" style:text-underline-style="none" fo:font-weight="normal" officeooo:rsid="001bd72d" officeooo:paragraph-rsid="001bd72d" style:text-blinking="false" fo:background-color="transparent"/>
    </style:style>
    <style:style style:name="P30" style:family="paragraph" style:parent-style-name="Standard" style:master-page-name="Standard">
      <style:paragraph-properties style:page-number="auto"/>
    </style:style>
    <style:style style:name="P31" style:family="paragraph" style:parent-style-name="Text_20_body" style:list-style-name="L1">
      <style:text-properties officeooo:rsid="0112db82" officeooo:paragraph-rsid="0112db82"/>
    </style:style>
    <style:style style:name="P32" style:family="paragraph" style:parent-style-name="Text_20_body" style:list-style-name="L1">
      <style:text-properties officeooo:rsid="0112db82" officeooo:paragraph-rsid="01183aa3"/>
    </style:style>
    <style:style style:name="P33" style:family="paragraph" style:parent-style-name="Text_20_body">
      <style:paragraph-properties fo:text-align="justify" style:justify-single-word="false"/>
      <style:text-properties fo:color="#000000" fo:font-weight="normal" officeooo:rsid="01338cf0" officeooo:paragraph-rsid="0132d660" style:font-weight-asian="normal" style:font-weight-complex="normal"/>
    </style:style>
    <style:style style:name="P34" style:family="paragraph" style:parent-style-name="Text_20_body">
      <style:paragraph-properties fo:text-align="justify" style:justify-single-word="false"/>
      <style:text-properties fo:color="#000000" style:text-line-through-style="none" style:text-line-through-type="none" fo:font-weight="normal" officeooo:rsid="01338cf0" officeooo:paragraph-rsid="0132d660" style:font-weight-asian="normal" style:font-weight-complex="normal"/>
    </style:style>
    <style:style style:name="P35" style:family="paragraph" style:parent-style-name="Heading_20_1">
      <style:text-properties officeooo:rsid="0125e76c" officeooo:paragraph-rsid="0125e76c"/>
    </style:style>
    <style:style style:name="P36" style:family="paragraph" style:parent-style-name="Heading_20_1">
      <style:paragraph-properties fo:break-before="page"/>
      <style:text-properties officeooo:rsid="00649f48" officeooo:paragraph-rsid="00649f48"/>
    </style:style>
    <style:style style:name="P37" style:family="paragraph" style:parent-style-name="Heading_20_2">
      <style:text-properties officeooo:rsid="010fe073" officeooo:paragraph-rsid="010fe073"/>
    </style:style>
    <style:style style:name="P38" style:family="paragraph" style:parent-style-name="Heading_20_2">
      <style:paragraph-properties fo:text-align="start" style:justify-single-word="false"/>
      <style:text-properties officeooo:rsid="0125e76c" officeooo:paragraph-rsid="0125e76c"/>
    </style:style>
    <style:style style:name="P39" style:family="paragraph" style:parent-style-name="Heading_20_2">
      <style:text-properties officeooo:rsid="012fd74c" officeooo:paragraph-rsid="012fd74c"/>
    </style:style>
    <style:style style:name="P40" style:family="paragraph" style:parent-style-name="Heading_20_3">
      <style:text-properties fo:color="#0066ff" officeooo:rsid="01281e16" officeooo:paragraph-rsid="01281e16"/>
    </style:style>
    <style:style style:name="P41" style:family="paragraph" style:parent-style-name="Heading_20_3">
      <style:paragraph-properties fo:text-align="justify" style:justify-single-word="false"/>
      <style:text-properties fo:color="#0066ff" officeooo:rsid="01281e16" officeooo:paragraph-rsid="012c51cc"/>
    </style:style>
    <style:style style:name="P42" style:family="paragraph" style:parent-style-name="Heading_20_3">
      <style:paragraph-properties fo:text-align="justify" style:justify-single-word="false"/>
      <style:text-properties fo:color="#0066ff" officeooo:rsid="012fd74c" officeooo:paragraph-rsid="012fd74c"/>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Heading">
      <style:paragraph-properties fo:break-before="page"/>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11daeeb"/>
    </style:style>
    <style:style style:name="T2" style:family="text">
      <style:text-properties style:font-name="Liberation Serif1" officeooo:rsid="011daeeb"/>
    </style:style>
    <style:style style:name="T3" style:family="text">
      <style:text-properties officeooo:rsid="010d3737"/>
    </style:style>
    <style:style style:name="T4" style:family="text">
      <style:text-properties style:font-name="Liberation Sans1" officeooo:rsid="010d3737" style:font-name-asian="Droid Sans Fallback" style:font-name-complex="FreeSans"/>
    </style:style>
    <style:style style:name="T5" style:family="text">
      <style:text-properties style:font-name="Liberation Sans" officeooo:rsid="010d3737" style:font-name-asian="Droid Sans Fallback" style:font-name-complex="FreeSans"/>
    </style:style>
    <style:style style:name="T6" style:family="text">
      <style:text-properties officeooo:rsid="0119c23c"/>
    </style:style>
    <style:style style:name="T7" style:family="text">
      <style:text-properties officeooo:rsid="011fb1b8"/>
    </style:style>
    <style:style style:name="T8" style:family="text">
      <style:text-properties officeooo:rsid="01209794"/>
    </style:style>
    <style:style style:name="T9" style:family="text">
      <style:text-properties officeooo:rsid="0125e76c"/>
    </style:style>
    <style:style style:name="T10" style:family="text">
      <style:text-properties officeooo:rsid="0126a2a6"/>
    </style:style>
    <style:style style:name="T11" style:family="text">
      <style:text-properties officeooo:rsid="012a1c5d"/>
    </style:style>
    <style:style style:name="T12" style:family="text">
      <style:text-properties fo:font-weight="bold" style:font-weight-asian="bold" style:font-weight-complex="bold"/>
    </style:style>
    <style:style style:name="T13" style:family="text">
      <style:text-properties fo:font-weight="bold" officeooo:rsid="012a1c5d" style:font-weight-asian="bold" style:font-weight-complex="bold"/>
    </style:style>
    <style:style style:name="T14" style:family="text">
      <style:text-properties fo:font-weight="bold" officeooo:rsid="013f217e" style:font-weight-asian="bold" style:font-weight-complex="bold"/>
    </style:style>
    <style:style style:name="T15" style:family="text">
      <style:text-properties fo:font-weight="bold" officeooo:rsid="013c3248" style:font-weight-asian="bold" style:font-weight-complex="bold"/>
    </style:style>
    <style:style style:name="T16" style:family="text">
      <style:text-properties fo:font-weight="bold" officeooo:rsid="013da8bd" style:font-weight-asian="bold" style:font-weight-complex="bold"/>
    </style:style>
    <style:style style:name="T17" style:family="text">
      <style:text-properties fo:font-weight="normal" officeooo:rsid="012a1c5d" style:font-weight-asian="normal" style:font-weight-complex="normal"/>
    </style:style>
    <style:style style:name="T18" style:family="text">
      <style:text-properties fo:font-weight="normal" officeooo:rsid="012b78fa" style:font-weight-asian="normal" style:font-weight-complex="normal"/>
    </style:style>
    <style:style style:name="T19" style:family="text">
      <style:text-properties officeooo:rsid="012c51cc"/>
    </style:style>
    <style:style style:name="T20" style:family="text">
      <style:text-properties officeooo:rsid="012e550c"/>
    </style:style>
    <style:style style:name="T21" style:family="text">
      <style:text-properties officeooo:rsid="0132d660"/>
    </style:style>
    <style:style style:name="T22" style:family="text">
      <style:text-properties officeooo:rsid="0137a6f0"/>
    </style:style>
    <style:style style:name="T23" style:family="text">
      <style:text-properties officeooo:rsid="01338cf0"/>
    </style:style>
    <style:style style:name="T24" style:family="text">
      <style:text-properties officeooo:rsid="013f217e"/>
    </style:style>
    <style:style style:name="T25" style:family="text">
      <style:text-properties officeooo:rsid="013c3248"/>
    </style:style>
    <style:style style:name="T26" style:family="text">
      <style:text-properties style:text-underline-style="none"/>
    </style:style>
    <style:style style:name="T27" style:family="text">
      <style:text-properties style:text-underline-style="none" fo:font-weight="bold" officeooo:rsid="013c3248" style:font-weight-asian="bold" style:font-weight-complex="bold"/>
    </style:style>
    <style:style style:name="T28" style:family="text">
      <style:text-properties style:text-underline-style="none" fo:font-weight="normal" style:font-weight-asian="normal" style:font-weight-complex="normal"/>
    </style:style>
    <style:style style:name="T29" style:family="text">
      <style:text-properties style:text-underline-style="none" fo:font-weight="normal" officeooo:rsid="013c3248" style:font-weight-asian="normal" style:font-weight-complex="normal"/>
    </style:style>
    <style:style style:name="T30" style:family="text">
      <style:text-properties officeooo:rsid="013da8bd"/>
    </style:style>
    <style:style style:name="T31" style:family="text">
      <style:text-properties officeooo:rsid="013986c5"/>
    </style:style>
    <style:style style:name="T32" style:family="text">
      <style:text-properties officeooo:rsid="013ab87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Standard"/>
      <text:p text:style-name="Standard"/>
      <text:p text:style-name="Standard"/>
      <text:p text:style-name="Standard"/>
      <text:p text:style-name="Title">Projet <text:span text:style-name="T3">Advance Wars</text:span></text:p>
      <text:p text:style-name="P6"><text:span text:style-name="T3">Ahmed</text:span> <text:span text:style-name="T3">BEN HAMOUDA</text:span> – <text:span text:style-name="T3">Benjamin</text:span> <text:span text:style-name="T3">FRAN</text:span><text:span text:style-name="T4">Ç</text:span><text:span text:style-name="T5">OIS</text:span></text:p>
      <text:p text:style-name="Standard"/>
      <text:p text:style-name="Standard"/>
      <text:p text:style-name="Standard"/>
      <text:p text:style-name="P5"/>
      <text:p text:style-name="Standard"><draw:frame draw:style-name="fr1" draw:name="Image4" text:anchor-type="paragraph" svg:width="12.917cm" svg:height="8.618cm" draw:z-index="3"><draw:image xlink:href="Pictures/1000000000000262000001972008AF1A1C053057.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FIGURE 1 – <text:span text:style-name="T6">Exemple du jeu Advance Wars</text:span></text:p>
      <text:p text:style-name="Standard"/>
      <text:p text:style-name="Standard"/>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4">Table des matières</text:p>
          </text:index-title>
          <text:p text:style-name="P43"><text:a xlink:type="simple" xlink:href="#__RefHeading__1316_824097905" text:style-name="Index_20_Link" text:visited-style-name="Index_20_Link">1 Objectif<text:tab/>3</text:a></text:p>
          <text:p text:style-name="P45"><text:a xlink:type="simple" xlink:href="#__RefHeading__1318_824097905" text:style-name="Index_20_Link" text:visited-style-name="Index_20_Link">1.1 Archétype<text:tab/>3</text:a></text:p>
          <text:p text:style-name="P45"><text:a xlink:type="simple" xlink:href="#__RefHeading__1320_824097905" text:style-name="Index_20_Link" text:visited-style-name="Index_20_Link">1.2 Règles du jeu<text:tab/>3</text:a></text:p>
          <text:p text:style-name="P45"><text:a xlink:type="simple" xlink:href="#__RefHeading__3406_1053578290" text:style-name="Index_20_Link" text:visited-style-name="Index_20_Link">1.3 Ressources<text:tab/>3</text:a></text:p>
          <text:p text:style-name="P43"><text:a xlink:type="simple" xlink:href="#__RefHeading___Toc584_1947688652" text:style-name="Index_20_Link" text:visited-style-name="Index_20_Link">2 Description et conception des états<text:tab/>5</text:a></text:p>
          <text:p text:style-name="P45"><text:a xlink:type="simple" xlink:href="#__RefHeading__1318_8240979051" text:style-name="Index_20_Link" text:visited-style-name="Index_20_Link">2.1 Description des états<text:tab/>5</text:a></text:p>
          <text:p text:style-name="P46"><text:a xlink:type="simple" xlink:href="#__RefHeading___Toc586_1947688652" text:style-name="Index_20_Link" text:visited-style-name="Index_20_Link">2.1.1 Couche inférieure<text:tab/>5</text:a></text:p>
          <text:p text:style-name="P46"><text:a xlink:type="simple" xlink:href="#__RefHeading___Toc588_1947688652" text:style-name="Index_20_Link" text:visited-style-name="Index_20_Link">2.1.2 Couche Intermédiaire<text:tab/>5</text:a></text:p>
          <text:p text:style-name="P46"><text:a xlink:type="simple" xlink:href="#__RefHeading___Toc590_1947688652" text:style-name="Index_20_Link" text:visited-style-name="Index_20_Link">2.1.3 Couche Supérieure<text:tab/>5</text:a></text:p>
          <text:p text:style-name="P46"><text:a xlink:type="simple" xlink:href="#__RefHeading___Toc592_1947688652" text:style-name="Index_20_Link" text:visited-style-name="Index_20_Link">2.1.4 État général<text:tab/>5</text:a></text:p>
          <text:p text:style-name="P45"><text:a xlink:type="simple" xlink:href="#__RefHeading___Toc594_1947688652" text:style-name="Index_20_Link" text:visited-style-name="Index_20_Link">2.2 Conception Logiciel<text:tab/>6</text:a></text:p>
        </text:index-body>
      </text:table-of-content>
      <text:p text:style-name="P3"/>
      <text:h text:style-name="P36" text:outline-level="1"><text:bookmark-start text:name="__RefHeading__1316_824097905"/>Objectif<text:bookmark-end text:name="__RefHeading__1316_824097905"/></text:h>
      <text:h text:style-name="P37" text:outline-level="2"><text:bookmark-start text:name="__RefHeading__1318_824097905"/>Archétype<text:bookmark-end text:name="__RefHeading__1318_824097905"/></text:h>
      <text:p text:style-name="Text_20_body"><text:bookmark text:name="docs-internal-guid-d2d4d929-7fff-d8b5-594f-291d0ec86f05"/>L’objectif de notre projet est de développer une version simplifiée du jeu Advance Wars. Afin de personnaliser notre projet, nous avons décidé de créer une variante des règles originales du jeu.</text:p>
      <text:p text:style-name="P2"/>
      <text:h text:style-name="Heading_20_2" text:outline-level="2"><text:bookmark-start text:name="__RefHeading__1320_824097905"/>Règles du jeu<text:bookmark-end text:name="__RefHeading__1320_824097905"/></text:h>
      <text:p text:style-name="Text_20_body"><text:bookmark text:name="docs-internal-guid-b12e8c31-7fff-9451-1d83-90c63a5df8d2"/>On dispose d’un terrain composé de deux bases avec plusieurs unités. Chaque joueur contrôle les unités de sa base. Contrairement au jeu original où le but est de capturer la base ennemie, l’objectif ici va être de capturer un drapeau situé dans la base ennemie pour la ramener dans sa propre base. Le vainqueur est celui qui aura ramené le drapeau ennemi dans sa propre base le premier.</text:p>
      <text:p text:style-name="P11">Le jeu se déroule au tour par tour : lor<text:span text:style-name="T8">s</text:span>qu’un joueur attaque, il peut déplacer chacune de ses unités individuellement. Si une de ses unités <text:span text:style-name="T7">rencontre une unité ennemie, le joueur a la possibilité de lancer une offensive. Enfin, pour éviter de perdre toutes ses unités au combat, chaque joueur possède une solde qui augmente à chaque tour. De cette manière, il peut acheter des unités supplémentaires. Il est à noter qu’il existe différents types d’unités, et que les unités plus puissantes coûtent plus cher que les unités de base.</text:span></text:p>
      <text:p text:style-name="P29"/>
      <text:h text:style-name="P37" text:outline-level="2"><text:bookmark-start text:name="__RefHeading__3406_1053578290"/>Ressources<text:bookmark-end text:name="__RefHeading__3406_1053578290"/></text:h>
      <text:p text:style-name="P10">L’affichage du jeu repose principalement sur trois textures :</text:p>
      <text:list xml:id="list785061824328460721" text:style-name="L1">
        <text:list-item>
          <text:p text:style-name="P31">une texture de 464 x 48 pixels correspondant aux tuiles du terrain, présentée dans la figure 2.</text:p>
        </text:list-item>
        <text:list-item>
          <text:p text:style-name="P32">une texture de 287 x 80 pixels correspondant aux tuiles des différentes unités, présentée dans la figure 3.</text:p>
        </text:list-item>
        <text:list-item>
          <text:p text:style-name="P32">une texture de 97 x 195 pixels correspondant aux tuiles des bâtiments, présentée dans la figure 4.</text:p>
        </text:list-item>
      </text:list>
      <text:p text:style-name="P7"/>
      <text:p text:style-name="P7"/>
      <text:p text:style-name="P7"/>
      <text:p text:style-name="P7"/>
      <text:p text:style-name="P7"/>
      <text:p text:style-name="P7"/>
      <text:p text:style-name="P7"/>
      <text:p text:style-name="P7"><draw:frame draw:style-name="fr1" draw:name="Image1" text:anchor-type="paragraph" svg:width="16.365cm" svg:height="1.693cm" draw:z-index="0"><draw:image xlink:href="Pictures/10000201000001D00000003039176D4D2E73B0DB.png" xlink:type="simple" xlink:show="embed" xlink:actuate="onLoad"/></draw:frame></text:p>
      <text:p text:style-name="P8">FIGURE 2 – Texture pour les tuiles du terrain</text:p>
      <text:p text:style-name="P8"/>
      <text:p text:style-name="P8"/>
      <text:p text:style-name="P8"/>
      <text:p text:style-name="P8"/>
      <text:p text:style-name="P8"><draw:frame draw:style-name="fr1" draw:name="Image2" text:anchor-type="paragraph" svg:width="10.123cm" svg:height="2.82cm" draw:z-index="1"><draw:image xlink:href="Pictures/100002010000011F000000509F6853414D393CDA.png" xlink:type="simple" xlink:show="embed" xlink:actuate="onLoad"/></draw:frame><text:soft-page-break/></text:p>
      <text:p text:style-name="P8"/>
      <text:p text:style-name="P8"/>
      <text:p text:style-name="P8"/>
      <text:p text:style-name="P8"/>
      <text:p text:style-name="P8"/>
      <text:p text:style-name="P8"/>
      <text:p text:style-name="P8">FIGURE 3 – Texture pour les tuiles des unités</text:p>
      <text:p text:style-name="P8"/>
      <text:p text:style-name="P8"/>
      <text:p text:style-name="P8"/>
      <text:p text:style-name="P8"/>
      <text:p text:style-name="P8"/>
      <text:p text:style-name="P8"/>
      <text:p text:style-name="P8"/>
      <text:p text:style-name="P8"/>
      <text:p text:style-name="P8"><draw:frame draw:style-name="fr2" draw:name="Image3" text:anchor-type="paragraph" svg:width="2.053cm" svg:height="4.128cm" draw:z-index="2"><draw:image xlink:href="Pictures/1000000000000061000000C308B1294DEA31FE94.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FIGURE 4 – Texture pour les tuiles des bâtiment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35" text:outline-level="1"><text:bookmark-start text:name="__RefHeading___Toc584_1947688652"/><text:soft-page-break/>Description et conception des états<text:bookmark-end text:name="__RefHeading___Toc584_1947688652"/></text:h>
      <text:h text:style-name="P38" text:outline-level="2"><text:bookmark-start text:name="__RefHeading__1318_8240979051"/>Description des états<text:bookmark-end text:name="__RefHeading__1318_8240979051"/></text:h>
      <text:p text:style-name="P12"><text:span text:style-name="T10">L’</text:span>état du jeu est formée par <text:span text:style-name="T10">trois couches </text:span>d’éléments :</text:p>
      <text:p text:style-name="P12">— <text:s/><text:span text:style-name="T10">La couche inférieure constituée du terrain.</text:span></text:p>
      <text:p text:style-name="P12">— <text:s/><text:span text:style-name="T10">La couche intermédiaire constituée des bâtiments,</text:span></text:p>
      <text:p text:style-name="P12">— <text:s/><text:span text:style-name="T10">La couche supérieure formée par u</text:span>n ensemble d’éléments mobiles (<text:span text:style-name="T10">les unités</text:span>).</text:p>
      <text:h text:style-name="P40" text:outline-level="3"><text:bookmark-start text:name="__RefHeading___Toc586_1947688652"/>Couche inférieur<text:span text:style-name="T21">e</text:span><text:bookmark-end text:name="__RefHeading___Toc586_1947688652"/></text:h>
      <text:p text:style-name="P22"><text:span text:style-name="T10">L</text:span>a couche inférieure correspond à un tableau en 2D d’éléments de « type de terrain ». <text:s/>Un type de terrain correspond à un élément de décor présent sur chaque <text:span text:style-name="T23">case de la grille de jeu</text:span>. <text:span text:style-name="T23">Il existe 5 types de terrain :</text:span></text:p>
      <text:p text:style-name="P33">— <text:s/>Les routes. Celles-ci peuvent être pratiquées par toutes les unités, elles favorisent le déplacement des véhicules.</text:p>
      <text:p text:style-name="P33">— <text:s/>Les plaines. Toutes les unités peuvent se déplacer sur celles-ci.</text:p>
      <text:p text:style-name="P33">— <text:s/>Les forêts. Les véhicules peuvent difficilement se déplacer sur ces types de terrains.</text:p>
      <text:p text:style-name="P33">— <text:s/>Les montagnes. Les véhicules lourds ne peuvent pas s’y déplacer.</text:p>
      <text:p text:style-name="P33">— <text:s/>Les villes. Les unités sont affectés de la même manière que les forêts.</text:p>
      <text:h text:style-name="P40" text:outline-level="3"><text:bookmark-start text:name="__RefHeading___Toc588_1947688652"/>Couche Intermédiaire <text:bookmark-end text:name="__RefHeading___Toc588_1947688652"/></text:h>
      <text:p text:style-name="P17">La couche intermédiaire est constitué<text:span text:style-name="T21">e</text:span> par des bâtiments, des éléments qui sont fixes sur le terrain. Ces bâtiments <text:span text:style-name="T9">possèdent les propriétés suivantes :</text:span></text:p>
      <text:p text:style-name="P13">— <text:span text:style-name="T10">Position</text:span> (x,y) dans la grille.</text:p>
      <text:p text:style-name="P13">— <text:span text:style-name="T10">Color (c) représentant la couleur des équipes qui s’affrontent.</text:span></text:p>
      <text:p text:style-name="P20">Les bâtiments sont composé de deux types d’éléments :</text:p>
      <text:p text:style-name="P14">— <text:span text:style-name="T13">Le bâtiment principal. </text:span><text:span text:style-name="T17">Cet élément </text:span><text:span text:style-name="T11">contient l’objet à récupérer par le joueur adverse (le drapeau)</text:span>. </text:p>
      <text:p text:style-name="P14">— <text:span text:style-name="T13">Les bâtiments secondaires. </text:span><text:span text:style-name="T18">Ces éléments</text:span><text:span text:style-name="T11"> permettent la construction des unités sur la même position où le bâtiment se trouve à condition qu’aucune autres unité, allié ou ennemie, ne se trouve sur le bâtiment.</text:span></text:p>
      <text:h text:style-name="P41" text:outline-level="3"><text:bookmark-start text:name="__RefHeading___Toc590_1947688652"/>Couche <text:span text:style-name="T19">Supérieure</text:span><text:bookmark-end text:name="__RefHeading___Toc590_1947688652"/></text:h>
      <text:p text:style-name="P18">La couche supérieur<text:span text:style-name="T21">e</text:span> est constitué<text:span text:style-name="T21">e</text:span> par les unités, les éléments mobiles sur le terrain. Ces unités possèdent les propriétés suivantes :</text:p>
      <text:p text:style-name="P15">— <text:span text:style-name="T10">Position</text:span> (x,y) dans la grille.</text:p>
      <text:p text:style-name="P16">— <text:span text:style-name="T10">Color (c) représentant la couleur des équipes qui s’affrontent.</text:span></text:p>
      <text:p text:style-name="P16">— <text:span text:style-name="T20">Vie(v) représentant la vie de l’unité.</text:span></text:p>
      <text:p text:style-name="P16">— <text:span text:style-name="T20">Mvt (m) représentant les points de mouvement de l’unité.</text:span></text:p>
      <text:p text:style-name="P16">— <text:span text:style-name="T20">Puissance (p) représentant la puissance de l’unité.</text:span></text:p>
      <text:p text:style-name="P16">— <text:span text:style-name="T20">Prix (prix) représentant le prix d’achat de l’unité.</text:span></text:p>
      <text:p text:style-name="P16"/>
      <text:h text:style-name="P42" text:outline-level="3"><text:bookmark-start text:name="__RefHeading___Toc592_1947688652"/>État général<text:bookmark-end text:name="__RefHeading___Toc592_1947688652"/></text:h>
      <text:p text:style-name="P21"><text:span text:style-name="T22">L’</text:span>état général du jeu, en plus du terrain composé des trois couches décrites précédemment, est également défini par deux variables :</text:p>
      <text:p text:style-name="P21"><text:span text:style-name="T23">— </text:span>Le tour. Cette variable sert à savoir combien de tours ont été joués depuis le début du jeu et à déterminer à quel joueur c’est le tour de jouer.</text:p>
      <text:p text:style-name="P34"><text:soft-page-break/>— La fin. Cette variable sert à déterminer si la partie est terminée ou non.</text:p>
      <text:p text:style-name="P28"/>
      <text:h text:style-name="P39" text:outline-level="2"><text:bookmark-start text:name="__RefHeading___Toc594_1947688652"/>Conception Logiciel<text:bookmark-end text:name="__RefHeading___Toc594_1947688652"/></text:h>
      <text:p text:style-name="P23">Le diagramme des classes pour les états est présenté en Figure 5, dont nous pouvons mettre en évidence les groupes de classes suivants :</text:p>
      <text:p text:style-name="P23"/>
      <text:p text:style-name="P23"><text:span text:style-name="T12">Classe </text:span><text:span text:style-name="T15">Unite</text:span><text:span text:style-name="T12">.</text:span> <text:span text:style-name="T25">Cette classe, étant polymorphe, sert à définir les types d’unités différentes, représentées par les classe filles. Chaque classe dérivée de la classe </text:span><text:span text:style-name="T27">Unité </text:span><text:span text:style-name="T29">possède des valeurs prédéfinies pour ses différents attributs, correspondant aux caractéristiques du type d’unité. Pour placer les unités sur la grille de jeu, on les stocke dans un tableau à deux dimensions de type vector&lt;vector&lt;Unite*&gt;&gt; (on stocke les pointeurs pour profiter du polymorphisme de la classe). Les coordonnées des unités dans le tableau correspondent à leur position sur la grille. Cette position est définie par la classe </text:span><text:span text:style-name="T27">Position</text:span><text:span text:style-name="T29">.</text:span></text:p>
      <text:p text:style-name="P24"/>
      <text:p text:style-name="P25"><text:span text:style-name="T26">Classe Batiment. </text:span><text:span text:style-name="T28">Cette classe représente les bâtiments servant à fabriquer les unités. Cette classe est donc développé selon le design pattern </text:span><text:span text:style-name="T26">Factory</text:span><text:span text:style-name="T28">. Comme pour la classe </text:span><text:span text:style-name="T26">Unite</text:span><text:span text:style-name="T28">, on stocke les instances de </text:span><text:span text:style-name="T26">Batiment</text:span><text:span text:style-name="T28"> dans un tableau 2D.</text:span></text:p>
      <text:p text:style-name="P24"/>
      <text:p text:style-name="P23"><text:span text:style-name="T15">Classe TerrainTab</text:span>. <text:span text:style-name="T30">Cette classe correspond à un tableau en 2D des éléments de </text:span><text:span text:style-name="T16">TerrainTypeId</text:span><text:span text:style-name="T30">, une structure de données de type énumération qui sert à représenter les types de terrain.</text:span></text:p>
      <text:p text:style-name="P23"/>
      <text:p text:style-name="P26"><text:span text:style-name="T12">Conteneurs d’éléments</text:span>. On retrouve les classes <text:span text:style-name="T12">Terrain</text:span> et <text:span text:style-name="T12">Jeu</text:span>. La première classe contient les trois tableaux 2D correspondant aux trois couches d’éléments de la grille de jeu que nous avons décrite précédemment. <text:span text:style-name="T24">Elle contient également des méthodes de type « getter » qui permettent de renvoyer les éléments présents sur la grille en fonction de leur position. Enfin, la classe </text:span><text:span text:style-name="T14">Jeu</text:span><text:span text:style-name="T24"> contient une occurrence de la classe </text:span><text:span text:style-name="T14">Terrain</text:span><text:span text:style-name="T24">.</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9"><draw:frame draw:style-name="fr2" draw:name="Image5" text:anchor-type="paragraph" svg:width="19.879cm" svg:height="15.797cm" draw:z-index="4"><draw:image xlink:href="Pictures/100000000000079800000609A799661DE7AC3EBE.png" xlink:type="simple" xlink:show="embed" xlink:actuate="onLoad"/></draw:frame><text:soft-page-break/></text:p>
      <text:p text:style-name="P27">FIGURE <text:span text:style-name="T31">5</text:span> – <text:span text:style-name="T32">Diagramme UML de l’implémentation de l’état du je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iberation Serif1" svg:font-family="'Liberation Serif'" style:font-family-generic="roman"/>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1daeeb"/>
    </style:style>
    <style:style style:name="MT2" style:family="text">
      <style:text-properties style:font-name="Liberation Serif1" officeooo:rsid="011daeeb"/>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text:span text:style-name="MT1">Advance Wars</text:span> – <text:span text:style-name="MT1">Ahmed BEN HAMOUDA – Benjamin FRAN</text:span><text:span text:style-name="MT2">Ç</text:span><text:span text:style-name="MT1">OIS <text:tab/>Page </text:span><text:span text:style-name="MT1"><text:page-number text:select-page="current">7</text:page-number></text:span><text:span text:style-name="MT1"> / </text:span><text:span text:style-name="MT1"><text:page-count>7</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8-10-18T19:48:57.132718794</dc:date>
    <meta:editing-duration>P8DT3H12M56S</meta:editing-duration>
    <meta:editing-cycles>246</meta:editing-cycles>
    <meta:generator>LibreOffice/5.1.6.2$Linux_X86_64 LibreOffice_project/10m0$Build-2</meta:generator>
    <meta:document-statistic meta:table-count="0" meta:image-count="5" meta:object-count="0" meta:page-count="7" meta:paragraph-count="69" meta:word-count="1009" meta:character-count="6195" meta:non-whitespace-character-count="5229"/>
  </office:meta>
</office:document-meta>
</file>